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66cm" fo:margin-left="-0.042cm" table:align="left"/>
    </style:style>
    <style:style style:name="Table4.A" style:family="table-column">
      <style:table-column-properties style:column-width="4.313cm"/>
    </style:style>
    <style:style style:name="Table4.B" style:family="table-column">
      <style:table-column-properties style:column-width="4.233cm"/>
    </style:style>
    <style:style style:name="Table4.C" style:family="table-column">
      <style:table-column-properties style:column-width="4.26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0" style:family="table-row">
      <style:table-row-properties style:min-row-height="0.691cm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66cm" fo:margin-left="-0.042cm" table:align="left"/>
    </style:style>
    <style:style style:name="Table5.A" style:family="table-column">
      <style:table-column-properties style:column-width="4.313cm"/>
    </style:style>
    <style:style style:name="Table5.B" style:family="table-column">
      <style:table-column-properties style:column-width="4.233cm"/>
    </style:style>
    <style:style style:name="Table5.C" style:family="table-column">
      <style:table-column-properties style:column-width="4.26cm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0.05pt solid #000000"/>
    </style:style>
    <style:style style:name="Table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none" fo:border-top="none" fo:border-bottom="0.05pt solid #000000"/>
    </style:style>
    <style:style style:name="Table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none" fo:border-top="none" fo:border-bottom="0.05pt solid #000000"/>
    </style:style>
    <style:style style:name="Table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none" fo:border-top="none" fo:border-bottom="0.05pt solid #000000"/>
    </style:style>
    <style:style style:name="Table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192cm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none" fo:border-top="none" fo:border-bottom="0.05pt solid #000000"/>
    </style:style>
    <style:style style:name="Table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92cm" fo:margin-left="0cm" table:align="left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667cm"/>
    </style:style>
    <style:style style:name="Table6.C" style:family="table-column">
      <style:table-column-properties style:column-width="5.759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Ubuntu" fo:font-size="10.5pt" officeooo:rsid="001697f1" officeooo:paragraph-rsid="001697f1" style:font-size-asian="9.14999961853027pt" style:font-size-complex="10.5pt"/>
    </style:style>
    <style:style style:name="P2" style:family="paragraph" style:parent-style-name="Footer">
      <style:paragraph-properties fo:text-align="end" style:justify-single-word="false"/>
      <style:text-properties officeooo:paragraph-rsid="000de54f"/>
    </style:style>
    <style:style style:name="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officeooo:paragraph-rsid="000de54f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Ubuntu" fo:font-size="10.5pt" officeooo:paragraph-rsid="00088e58" style:font-size-asian="10.5pt" style:font-size-complex="10.5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style:font-size-asian="10.5pt" style:font-size-complex="10.5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088e58" style:font-size-asian="10.5pt" style:font-size-complex="10.5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138e8d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2pt" style:text-underline-style="none" officeooo:rsid="00088e58" officeooo:paragraph-rsid="00088e58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2pt" style:text-underline-style="none" officeooo:rsid="000ec42a" officeooo:paragraph-rsid="000ec42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0.5pt" style:text-underline-style="none" officeooo:rsid="00088e58" officeooo:paragraph-rsid="00088e58" style:font-size-asian="10.5pt" style:font-size-complex="10.5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0.5pt" style:text-underline-style="none" officeooo:rsid="00088e58" officeooo:paragraph-rsid="001697f1" style:font-size-asian="10.5pt" style:font-size-complex="10.5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style:text-underline-style="none" officeooo:rsid="00088e58" officeooo:paragraph-rsid="0010bac8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fo:color="#0066ff" style:font-name="Purisa" fo:font-size="20pt" style:text-underline-style="solid" style:text-underline-width="auto" style:text-underline-color="font-color" officeooo:rsid="00088e58" officeooo:paragraph-rsid="00088e58" style:font-size-asian="17.5pt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0066ff" style:font-name="Purisa" fo:font-size="10.5pt" style:text-underline-style="solid" style:text-underline-width="auto" style:text-underline-color="font-color" officeooo:rsid="00088e58" officeooo:paragraph-rsid="00088e58" style:font-size-asian="9.14999961853027pt" style:font-size-complex="10.5pt"/>
    </style:style>
    <style:style style:name="P15" style:family="paragraph" style:parent-style-name="Standard">
      <style:paragraph-properties fo:text-align="end" style:justify-single-word="false"/>
      <style:text-properties fo:color="#000000" style:font-name="Ubuntu" fo:font-size="12pt" style:text-underline-style="none" officeooo:rsid="00088e58" officeooo:paragraph-rsid="00088e58" style:font-size-asian="12pt" style:font-size-complex="12pt"/>
    </style:style>
    <style:style style:name="P16" style:family="paragraph" style:parent-style-name="Standard">
      <style:paragraph-properties fo:margin-top="0.423cm" fo:margin-bottom="0.353cm" loext:contextual-spacing="true" fo:text-align="justify" style:justify-single-word="false"/>
      <style:text-properties fo:color="#000000" style:font-name="Ubuntu" fo:font-size="10.5pt" style:text-underline-style="none" officeooo:rsid="00088e58" officeooo:paragraph-rsid="00088e58" style:font-size-asian="10.5pt" style:font-size-complex="10.5pt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2pt" officeooo:rsid="000de54f" officeooo:paragraph-rsid="000de54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2pt" officeooo:rsid="000ec42a" officeooo:paragraph-rsid="000ec42a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0.5pt" officeooo:rsid="00138e8d" officeooo:paragraph-rsid="00138e8d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0.5pt" officeooo:rsid="00138e8d" officeooo:paragraph-rsid="0014ec0c" style:font-size-asian="10.5pt" style:font-size-complex="10.5pt"/>
    </style:style>
    <style:style style:name="P22" style:family="paragraph" style:parent-style-name="Table_20_Contents">
      <style:text-properties style:font-name="Ubuntu" fo:font-size="10.5pt" officeooo:rsid="00138e8d" officeooo:paragraph-rsid="0014ec0c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0.5pt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0.5pt" officeooo:rsid="0014ec0c" officeooo:paragraph-rsid="0014ec0c" style:font-size-asian="10.5pt" style:font-size-complex="10.5pt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0.5pt" style:font-size-asian="10.5pt" style:font-size-complex="10.5pt"/>
    </style:style>
    <style:style style:name="P26" style:family="paragraph" style:parent-style-name="Table_20_Contents">
      <style:text-properties officeooo:rsid="00138e8d" officeooo:paragraph-rsid="00138e8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officeooo:paragraph-rsid="00088e58" style:font-name-asian="Times New Roman" style:font-size-asian="10.5pt" style:language-asian="en" style:country-asian="ZA" style:font-size-complex="10.5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officeooo:paragraph-rsid="001697f1" style:font-name-asian="Times New Roman" style:font-size-asian="10.5pt" style:language-asian="en" style:country-asian="ZA" style:font-size-complex="10.5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style:font-name-asian="Times New Roman" style:font-size-asian="10.5pt" style:language-asian="en" style:country-asian="ZA" style:font-size-complex="10.5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088e58" style:font-name-asian="Times New Roman" style:font-size-asian="10.5pt" style:language-asian="en" style:country-asian="ZA" style:font-size-complex="10.5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0e7de1" style:font-name-asian="Times New Roman" style:font-size-asian="10.5pt" style:language-asian="en" style:country-asian="ZA" style:font-size-complex="10.5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4ec0c" style:font-name-asian="Times New Roman" style:font-size-asian="10.5pt" style:language-asian="en" style:country-asian="ZA" style:font-size-complex="10.5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38e8d" style:font-name-asian="Times New Roman" style:font-size-asian="10.5pt" style:language-asian="en" style:country-asian="ZA" style:font-size-complex="10.5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531ba" style:font-name-asian="Times New Roman" style:font-size-asian="10.5pt" style:language-asian="en" style:country-asian="ZA" style:font-size-complex="10.5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paragraph-rsid="001697f1" style:font-name-asian="Times New Roman" style:font-size-asian="10.5pt" style:language-asian="en" style:country-asian="ZA" style:font-size-complex="10.5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rsid="00138e8d" officeooo:paragraph-rsid="0014ec0c" style:font-name-asian="Times New Roman" style:font-size-asian="10.5pt" style:language-asian="en" style:country-asian="ZA" style:font-size-complex="10.5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rsid="000524d4" officeooo:paragraph-rsid="0014ec0c" style:font-name-asian="Times New Roman" style:font-size-asian="10.5pt" style:language-asian="en" style:country-asian="ZA" style:font-size-complex="10.5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0.5pt" fo:font-style="normal" style:font-name-asian="Times New Roman" style:font-size-asian="10.5pt" style:language-asian="en" style:country-asian="ZA" style:font-style-asian="normal" style:font-size-complex="10.5pt" style:font-style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officeooo:paragraph-rsid="000de54f" style:font-name-asian="Times New Roman" style:font-size-asian="10.5pt" style:language-asian="en" style:country-asian="ZA" style:font-style-asian="normal" style:font-size-complex="10.5pt" style:font-style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officeooo:paragraph-rsid="0014ec0c" style:font-name-asian="Times New Roman" style:font-size-asian="10.5pt" style:language-asian="en" style:country-asian="ZA" style:font-style-asian="normal" style:font-size-complex="10.5pt" style:font-style-complex="normal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0000" style:font-name="Ubuntu" fo:font-size="10.5pt" fo:font-style="normal" officeooo:rsid="00138e8d" officeooo:paragraph-rsid="0014ec0c" style:font-name-asian="Times New Roman" style:font-size-asian="10.5pt" style:language-asian="en" style:country-asian="ZA" style:font-style-asian="normal" style:font-size-complex="10.5pt" style:font-style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style:text-underline-style="none" officeooo:rsid="000ec42a" officeooo:paragraph-rsid="0010bac8" style:font-name-asian="Times New Roman" style:font-size-asian="10.5pt" style:language-asian="en" style:country-asian="ZA" style:font-style-asian="normal" style:font-size-complex="10.5pt" style:font-style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normal" style:text-underline-style="none" officeooo:rsid="00121b5a" officeooo:paragraph-rsid="00121b5a" style:font-name-asian="Times New Roman" style:font-size-asian="10.5pt" style:language-asian="en" style:country-asian="ZA" style:font-style-asian="normal" style:font-size-complex="10.5pt" style:font-style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style:text-underline-style="none" officeooo:rsid="000ec42a" officeooo:paragraph-rsid="000ec42a" style:font-name-asian="Times New Roman" style:font-size-asian="10.5pt" style:language-asian="en" style:country-asian="ZA" style:font-size-complex="10.5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fo:font-style="italic" style:text-underline-style="none" officeooo:rsid="00088e58" officeooo:paragraph-rsid="00121b5a" style:font-name-asian="Times New Roman" style:font-size-asian="10.5pt" style:language-asian="en" style:country-asian="ZA" style:font-style-asian="italic" style:font-size-complex="10.5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Ubuntu" fo:font-size="10.5pt" fo:font-style="italic" officeooo:paragraph-rsid="001697f1" style:font-name-asian="Times New Roman" style:font-size-asian="10.5pt" style:language-asian="en" style:country-asian="ZA" style:font-style-asian="italic" style:font-size-complex="10.5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2pt" officeooo:paragraph-rsid="000ec42a" style:font-name-asian="Times New Roman" style:font-size-asian="12pt" style:language-asian="en" style:country-asian="ZA" style:font-size-complex="12pt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Ubuntu" fo:font-size="12pt" style:text-underline-style="none" officeooo:rsid="00088e58" officeooo:paragraph-rsid="00088e58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 Narrow" fo:font-size="12pt" style:text-underline-style="none" officeooo:rsid="00088e58" officeooo:paragraph-rsid="00088e58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tyle="italic" officeooo:paragraph-rsid="00138e8d" style:font-name-asian="Times New Roman" style:language-asian="en" style:country-asian="ZA" style:font-style-asian="italic" style:font-style-complex="italic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fo:color="#948a54" style:font-name="Ubuntu" fo:font-size="8pt" style:text-underline-style="none" officeooo:rsid="00088e58" officeooo:paragraph-rsid="00088e58" style:font-size-asian="8pt" style:language-asian="en" style:country-asian="ZA" style:font-size-complex="8pt"/>
    </style:style>
    <style:style style:name="P5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Ubuntu" fo:font-size="10.5pt" officeooo:rsid="00138e8d" officeooo:paragraph-rsid="0014ec0c" style:font-name-asian="Times New Roman" style:font-size-asian="10.5pt" style:language-asian="en" style:country-asian="ZA" style:font-size-complex="10.5pt"/>
    </style:style>
    <style:style style:name="P53" style:family="paragraph" style:parent-style-name="List_20_Paragraph" style:list-style-name="WWNum9">
      <style:paragraph-properties fo:margin-top="0cm" fo:margin-bottom="0cm" loext:contextual-spacing="false" fo:text-align="justify" style:justify-single-word="false"/>
      <style:text-properties style:font-name="Ubuntu" fo:font-size="10.5pt" officeooo:paragraph-rsid="00088e58" style:font-size-asian="10.5pt" style:font-size-complex="10.5pt"/>
    </style:style>
    <style:style style:name="P54" style:family="paragraph" style:parent-style-name="Footer">
      <style:text-properties style:font-name="Ubuntu" fo:font-size="10.5pt" officeooo:rsid="001697f1" style:font-size-asian="9.14999961853027pt" style:font-size-complex="10.5pt"/>
    </style:style>
    <style:style style:name="P55" style:family="paragraph" style:parent-style-name="Footer">
      <style:paragraph-properties fo:text-align="end" style:justify-single-word="false"/>
      <style:text-properties fo:font-size="8pt" officeooo:paragraph-rsid="000de54f" style:font-size-asian="8pt" style:font-size-complex="8pt"/>
    </style:style>
    <style:style style:name="T1" style:family="text">
      <style:text-properties fo:color="#e36c0a" fo:font-size="20pt" style:font-size-asian="20pt" style:language-asian="en" style:country-asian="ZA" style:font-size-complex="20pt"/>
    </style:style>
    <style:style style:name="T2" style:family="text">
      <style:text-properties fo:color="#1f497d" fo:font-size="20pt" style:font-size-asian="20pt" style:language-asian="en" style:country-asian="ZA" style:font-size-complex="20pt"/>
    </style:style>
    <style:style style:name="T3" style:family="text">
      <style:text-properties fo:color="#948a54" fo:font-size="20pt" style:font-size-asian="20pt" style:language-asian="en" style:country-asian="ZA" style:font-size-complex="20pt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font-name-asian="Times New Roman" style:language-asian="en" style:country-asian="ZA"/>
    </style:style>
    <style:style style:name="T7" style:family="text">
      <style:text-properties fo:color="#000000" style:font-name-asian="Times New Roman" style:language-asian="en" style:country-asian="ZA" style:font-weight-complex="bold"/>
    </style:style>
    <style:style style:name="T8" style:family="text">
      <style:text-properties fo:color="#000000" officeooo:rsid="00088e58" style:font-name-asian="Times New Roman" style:language-asian="en" style:country-asian="ZA" style:font-weight-complex="bold"/>
    </style:style>
    <style:style style:name="T9" style:family="text">
      <style:text-properties fo:color="#000000" fo:font-weight="bold" style:font-name-asian="Times New Roman" style:language-asian="en" style:country-asian="ZA" style:font-weight-asian="bold" style:font-weight-complex="bold"/>
    </style:style>
    <style:style style:name="T10" style:family="text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rickfield group</text:p>
      <text:p text:style-name="P14"/>
      <text:p text:style-name="P15">21 September 2017</text:p>
      <text:p text:style-name="P16">Brickfield Canvas indicative rental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Property description</text:p>
          </table:table-cell>
          <table:table-cell table:style-name="Table1.B1" office:value-type="string">
            <text:p text:style-name="P6"><text:span text:style-name="T7">ERF 13748, Salt River Cape Tow</text:span><text:span text:style-name="T8">n</text:span></text:p>
          </table:table-cell>
        </table:table-row>
        <table:table-row>
          <table:table-cell table:style-name="Table1.A2" office:value-type="string">
            <text:p text:style-name="P27">Address:</text:p>
          </table:table-cell>
          <table:table-cell table:style-name="Table1.B6" office:value-type="string">
            <text:p text:style-name="P6"><text:span text:style-name="T7">35 Brickfield Road, Salt River, Cape </text:span><text:span text:style-name="T8">Town</text:span></text:p>
          </table:table-cell>
        </table:table-row>
        <table:table-row>
          <table:table-cell table:style-name="Table1.A2" office:value-type="string">
            <text:p text:style-name="P27">Gross Lettable Area:</text:p>
          </table:table-cell>
          <table:table-cell table:style-name="Table1.B6" office:value-type="string">
            <text:p text:style-name="P30">10,035m²</text:p>
          </table:table-cell>
        </table:table-row>
        <table:table-row>
          <table:table-cell table:style-name="Table1.A2" office:value-type="string">
            <text:p text:style-name="P27">Parking Bays:</text:p>
          </table:table-cell>
          <table:table-cell table:style-name="Table1.B6" office:value-type="string">
            <text:p text:style-name="P30">178</text:p>
          </table:table-cell>
        </table:table-row>
        <table:table-row>
          <table:table-cell table:style-name="Table1.A2" office:value-type="string">
            <text:p text:style-name="P27">Exclusive Use Tenancy</text:p>
          </table:table-cell>
          <table:table-cell table:style-name="Table1.B6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7">Occupation Date:</text:p>
          </table:table-cell>
          <table:table-cell table:style-name="Table1.B6" office:value-type="string">
            <text:p text:style-name="P30">1 October 2018</text:p>
          </table:table-cell>
        </table:table-row>
      </table:table>
      <text:p text:style-name="P49"/>
      <text:p text:style-name="P10">Important note:</text:p>
      <text:p text:style-name="P10"/>
      <text:p text:style-name="P4">This proposal has been prepared based on the existing concept designs. </text:p>
      <text:p text:style-name="P10">Any reduction in amenities, and consequent reduction in building costs, will favourably impact the rentals. </text:p>
      <text:p text:style-name="P4"/>
      <text:p text:style-name="P4">We point out that the concept design includes: </text:p>
      <text:p text:style-name="P4"/>
      <text:list xml:id="list8525251697305664164" text:style-name="WWNum9">
        <text:list-item>
          <text:p text:style-name="P53">extensive ablutions on each floor; </text:p>
        </text:list-item>
        <text:list-item>
          <text:p text:style-name="P53">2 large entrances;</text:p>
        </text:list-item>
        <text:list-item>
          <text:p text:style-name="P53">top floor entertainment deck;</text:p>
        </text:list-item>
        <text:list-item>
          <text:p text:style-name="P53">balconies; and</text:p>
        </text:list-item>
        <text:list-item>
          <text:p text:style-name="P53">2 large indoor garden atriums that extend from ground level to ceilings. </text:p>
          <text:p text:style-name="P53"/>
        </text:list-item>
      </text:list>
      <text:p text:style-name="P4">Simplification of the building design is likely from the high level understanding we have of Tenant’s requirements. </text:p>
      <text:p text:style-name="P8"><text:span text:style-name="T10">The details of these requirements have not been shared with us as yet.</text:span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18">R</text:p>
          </table:table-cell>
          <table:table-cell table:style-name="Table2.C1" office:value-type="string">
            <text:p text:style-name="P18">R</text:p>
          </table:table-cell>
        </table:table-row>
        <table:table-row>
          <table:table-cell table:style-name="Table2.A2" office:value-type="string">
            <text:p text:style-name="P39">Current per square meter gross rental</text:p>
          </table:table-cell>
          <table:table-cell table:style-name="Table2.B2" office:value-type="string">
            <text:p text:style-name="P18">88</text:p>
          </table:table-cell>
          <table:table-cell table:style-name="Table2.C2" office:value-type="string">
            <text:p text:style-name="P18">131</text:p>
          </table:table-cell>
        </table:table-row>
      </table:table>
      <text:p text:style-name="P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8">Per square metre rentals at occupation date (Oct 2018):</text:p>
          </table:table-cell>
          <table:table-cell table:style-name="Table3.B1" office:value-type="string">
            <text:p text:style-name="P17"/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6" office:value-type="string">
            <text:p text:style-name="P31">Rental – Gross</text:p>
          </table:table-cell>
          <table:table-cell table:style-name="Table3.B2" office:value-type="string">
            <text:p text:style-name="P19">96</text:p>
          </table:table-cell>
          <table:table-cell table:style-name="Table3.C6" office:value-type="string">
            <text:p text:style-name="P47">139</text:p>
          </table:table-cell>
        </table:table-row>
        <table:table-row>
          <table:table-cell table:style-name="Table3.A6" office:value-type="string">
            <text:p text:style-name="P5"><text:span text:style-name="T6">Operating Costs </text:span><text:span text:style-name="T9"><text:s text:c="2"/>¹</text:span></text:p>
          </table:table-cell>
          <table:table-cell table:style-name="Table3.B2" office:value-type="string">
            <text:p text:style-name="P47">20</text:p>
          </table:table-cell>
          <table:table-cell table:style-name="Table3.C6" office:value-type="string">
            <text:p text:style-name="P47">25</text:p>
          </table:table-cell>
        </table:table-row>
        <table:table-row>
          <table:table-cell table:style-name="Table3.A6" office:value-type="string">
            <text:p text:style-name="P31">Rental – Net</text:p>
          </table:table-cell>
          <table:table-cell table:style-name="Table3.B2" office:value-type="string">
            <text:p text:style-name="P47">76</text:p>
          </table:table-cell>
          <table:table-cell table:style-name="Table3.C6" office:value-type="string">
            <text:p text:style-name="P47">114</text:p>
          </table:table-cell>
        </table:table-row>
        <table:table-row>
          <table:table-cell table:style-name="Table3.A6" office:value-type="string">
            <text:p text:style-name="P31">Parking bays (open)</text:p>
          </table:table-cell>
          <table:table-cell table:style-name="Table3.B2" office:value-type="string">
            <text:p text:style-name="P47">750</text:p>
          </table:table-cell>
          <table:table-cell table:style-name="Table3.C6" office:value-type="string">
            <text:p text:style-name="P47">750</text:p>
          </table:table-cell>
        </table:table-row>
        <table:table-row>
          <table:table-cell table:style-name="Table3.A6" office:value-type="string">
            <text:p text:style-name="P29">Parking bays (ShadePort)</text:p>
          </table:table-cell>
          <table:table-cell table:style-name="Table3.B2" office:value-type="string">
            <text:p text:style-name="P47">1 000</text:p>
          </table:table-cell>
          <table:table-cell table:style-name="Table3.C6" office:value-type="string">
            <text:p text:style-name="P47">1 000</text:p>
          </table:table-cell>
        </table:table-row>
      </table:table>
      <text:p text:style-name="P9">Note:</text:p>
      <text:p text:style-name="P44">Paid by Landlord and includes:</text:p>
      <text:p text:style-name="P44"/>
      <text:p text:style-name="P44"><text:tab/>Structural repairs (including roof)</text:p>
      <text:p text:style-name="P44"><text:tab/>Building insurance</text:p>
      <text:p text:style-name="P44"><text:tab/>Fire control and maintenance – common area</text:p>
      <text:p text:style-name="P44"><text:tab/>Front gate security</text:p>
      <text:p text:style-name="P44"><text:tab/>Central HVAC maintenance </text:p>
      <text:p text:style-name="P44"><text:tab/>Garden maintenance</text:p>
      <text:p text:style-name="P44"><text:tab/>Assessment rates as at 2017</text:p>
      <text:p text:style-name="P44"><text:tab/>Facility management</text:p>
      <text:p text:style-name="P44"><text:tab/>Utility management</text:p>
      <text:p text:style-name="P44"><text:tab/>Lift Maintenance</text:p>
      <text:p text:style-name="P44"/>
      <text:p text:style-name="P42">Consumables for tenants accounts (based on actual usage):</text:p>
      <text:p text:style-name="P42"/>
      <text:p text:style-name="P42"><text:tab/>Water</text:p>
      <text:p text:style-name="P42"><text:tab/>Electricity</text:p>
      <text:p text:style-name="P42"><text:tab/>Operating repairs</text:p>
      <text:p text:style-name="P42"><text:tab/>CID Levies &amp; rates increases</text:p>
      <text:p text:style-name="P42"><text:tab/>Refuse removal </text:p>
      <text:p text:style-name="P42"><text:tab/>Cleaning, Sanitation</text:p>
      <text:p text:style-name="P42"><text:tab/>Generator fuel and maintenance</text:p>
      <text:p text:style-name="P42"><text:tab/>Internal security 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43">Escalation rate per annum:</text:p>
          </table:table-cell>
          <table:table-cell table:style-name="Table4.B1" office:value-type="string">
            <text:p text:style-name="P24">8.5%</text:p>
          </table:table-cell>
          <table:table-cell table:style-name="Table4.C1" office:value-type="string">
            <text:p text:style-name="P45">8.5%</text:p>
          </table:table-cell>
          <table:table-cell table:style-name="Table4.D1" office:value-type="string">
            <text:p text:style-name="P24">8.5%</text:p>
          </table:table-cell>
        </table:table-row>
        <table:table-row>
          <table:table-cell table:style-name="Table4.A10" office:value-type="string">
            <text:p text:style-name="P50"/>
          </table:table-cell>
          <table:table-cell table:style-name="Table4.B2" office:value-type="string">
            <text:p text:style-name="P20"/>
          </table:table-cell>
          <table:table-cell table:style-name="Table4.C10" office:value-type="string">
            <text:p text:style-name="P20"/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41">Tenant Installation:</text:p>
          </table:table-cell>
          <table:table-cell table:style-name="Table4.B3" office:value-type="string">
            <text:p text:style-name="P21">NIL</text:p>
          </table:table-cell>
          <table:table-cell table:style-name="Table4.C10" office:value-type="string">
            <text:p text:style-name="P52">NIL</text:p>
          </table:table-cell>
          <table:table-cell table:style-name="Table4.D3" office:value-type="string">
            <text:p text:style-name="P32">R 1,500 / m²</text:p>
          </table:table-cell>
        </table:table-row>
        <table:table-row>
          <table:table-cell table:style-name="Table4.A10" office:value-type="string">
            <text:p text:style-name="P26"/>
          </table:table-cell>
          <table:table-cell table:style-name="Table4.B4" office:value-type="string">
            <text:p text:style-name="P23"/>
          </table:table-cell>
          <table:table-cell table:style-name="Table4.C10" office:value-type="string">
            <text:p text:style-name="P33"/>
          </table:table-cell>
          <table:table-cell table:style-name="Table4.D4" office:value-type="string">
            <text:p text:style-name="P33"/>
          </table:table-cell>
        </table:table-row>
        <table:table-row>
          <table:table-cell table:style-name="Table4.A3" office:value-type="string">
            <text:p text:style-name="P22">Included:</text:p>
          </table:table-cell>
          <table:table-cell table:style-name="Table4.B5" office:value-type="string">
            <text:p text:style-name="P23"/>
          </table:table-cell>
          <table:table-cell table:style-name="Table4.C10" office:value-type="string">
            <text:p text:style-name="P32">HVAC</text:p>
          </table:table-cell>
          <table:table-cell table:style-name="Table4.D5" office:value-type="string">
            <text:p text:style-name="P36">HVAC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6" office:value-type="string">
            <text:p text:style-name="P23"/>
          </table:table-cell>
          <table:table-cell table:style-name="Table4.C10" office:value-type="string">
            <text:p text:style-name="P32">Ceilings</text:p>
          </table:table-cell>
          <table:table-cell table:style-name="Table4.D6" office:value-type="string">
            <text:p text:style-name="P32">Ceilings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7" office:value-type="string">
            <text:p text:style-name="P33"/>
          </table:table-cell>
          <table:table-cell table:style-name="Table4.C10" office:value-type="string">
            <text:p text:style-name="P32">Lighting</text:p>
          </table:table-cell>
          <table:table-cell table:style-name="Table4.D7" office:value-type="string">
            <text:p text:style-name="P32">Lighting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8" office:value-type="string">
            <text:p text:style-name="P33"/>
          </table:table-cell>
          <table:table-cell table:style-name="Table4.C10" office:value-type="string">
            <text:p text:style-name="P32">Plumbing</text:p>
          </table:table-cell>
          <table:table-cell table:style-name="Table4.D8" office:value-type="string">
            <text:p text:style-name="P32">Plumbing</text:p>
          </table:table-cell>
        </table:table-row>
        <table:table-row>
          <table:table-cell table:style-name="Table4.A10" office:value-type="string">
            <text:p text:style-name="Table_20_Contents"/>
          </table:table-cell>
          <table:table-cell table:style-name="Table4.B9" office:value-type="string">
            <text:p text:style-name="P37">1 x Main Electrical DB board</text:p>
          </table:table-cell>
          <table:table-cell table:style-name="Table4.C10" office:value-type="string">
            <text:p text:style-name="P37">1 x Main Electrical DB board</text:p>
          </table:table-cell>
          <table:table-cell table:style-name="Table4.D9" office:value-type="string">
            <text:p text:style-name="P37">1 x Main Electrical DB board</text:p>
          </table:table-cell>
        </table:table-row>
        <table:table-row table:style-name="Table4.10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P23"/>
          </table:table-cell>
          <table:table-cell table:style-name="Table4.C10" office:value-type="string">
            <text:p text:style-name="P37">6 x Electrical DB</text:p>
          </table:table-cell>
          <table:table-cell table:style-name="Table4.D10" office:value-type="string">
            <text:p text:style-name="P37">6 x Electrical DB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ext:soft-page-break/>
        <table:table-row>
          <table:table-cell table:style-name="Table5.A1" office:value-type="string">
            <text:p text:style-name="P40">Excluded: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D1" office:value-type="string">
            <text:p text:style-name="P32"/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2" office:value-type="string">
            <text:p text:style-name="P34">Carpets</text:p>
          </table:table-cell>
          <table:table-cell table:style-name="Table5.C12" office:value-type="string">
            <text:p text:style-name="P34">Carpets</text:p>
          </table:table-cell>
          <table:table-cell table:style-name="Table5.D2" office:value-type="string">
            <text:p text:style-name="P34">Carpets</text:p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3" office:value-type="string">
            <text:p text:style-name="P34">Internal Walls</text:p>
          </table:table-cell>
          <table:table-cell table:style-name="Table5.C12" office:value-type="string">
            <text:p text:style-name="P34">Internal Walls</text:p>
          </table:table-cell>
          <table:table-cell table:style-name="Table5.D3" office:value-type="string">
            <text:p text:style-name="P34">Internal Walls</text:p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4" office:value-type="string">
            <text:p text:style-name="P34">Electrical Outlets</text:p>
          </table:table-cell>
          <table:table-cell table:style-name="Table5.C12" office:value-type="string">
            <text:p text:style-name="P34">Electrical Outlets</text:p>
          </table:table-cell>
          <table:table-cell table:style-name="Table5.D4" office:value-type="string">
            <text:p text:style-name="P34">Electrical Outlets</text:p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5" office:value-type="string">
            <text:p text:style-name="P34">HVAC</text:p>
          </table:table-cell>
          <table:table-cell table:style-name="Table5.C12" office:value-type="string">
            <text:p text:style-name="P34">Cable to seats</text:p>
          </table:table-cell>
          <table:table-cell table:style-name="Table5.D5" office:value-type="string">
            <text:p text:style-name="P34">Cable to seats</text:p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6" office:value-type="string">
            <text:p text:style-name="P34">Ceilings</text:p>
          </table:table-cell>
          <table:table-cell table:style-name="Table5.C12" office:value-type="string">
            <text:p text:style-name="P34">(Electrical + Data)</text:p>
          </table:table-cell>
          <table:table-cell table:style-name="Table5.D6" office:value-type="string">
            <text:p text:style-name="P34">(Electrical + Data)</text:p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7" office:value-type="string">
            <text:p text:style-name="P34">Lighting</text:p>
          </table:table-cell>
          <table:table-cell table:style-name="Table5.C12" office:value-type="string">
            <text:p text:style-name="P23"/>
          </table:table-cell>
          <table:table-cell table:style-name="Table5.D7" office:value-type="string">
            <text:p text:style-name="P23"/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8" office:value-type="string">
            <text:p text:style-name="P34">Plumbing</text:p>
          </table:table-cell>
          <table:table-cell table:style-name="Table5.C12" office:value-type="string">
            <text:p text:style-name="P23"/>
          </table:table-cell>
          <table:table-cell table:style-name="Table5.D8" office:value-type="string">
            <text:p text:style-name="P23"/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9" office:value-type="string">
            <text:p text:style-name="P34">Elevators</text:p>
          </table:table-cell>
          <table:table-cell table:style-name="Table5.C12" office:value-type="string">
            <text:p text:style-name="P23"/>
          </table:table-cell>
          <table:table-cell table:style-name="Table5.D9" office:value-type="string">
            <text:p text:style-name="P23"/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10" office:value-type="string">
            <text:p text:style-name="P34">Heating</text:p>
          </table:table-cell>
          <table:table-cell table:style-name="Table5.C12" office:value-type="string">
            <text:p text:style-name="P23"/>
          </table:table-cell>
          <table:table-cell table:style-name="Table5.D10" office:value-type="string">
            <text:p text:style-name="P23"/>
          </table:table-cell>
        </table:table-row>
        <table:table-row>
          <table:table-cell table:style-name="Table5.A12" office:value-type="string">
            <text:p text:style-name="P25"/>
          </table:table-cell>
          <table:table-cell table:style-name="Table5.B11" office:value-type="string">
            <text:p text:style-name="P34">Ventilation</text:p>
          </table:table-cell>
          <table:table-cell table:style-name="Table5.C12" office:value-type="string">
            <text:p text:style-name="P32"/>
          </table:table-cell>
          <table:table-cell table:style-name="Table5.D11" office:value-type="string">
            <text:p text:style-name="P32"/>
          </table:table-cell>
        </table:table-row>
        <table:table-row table:style-name="Table5.12">
          <table:table-cell table:style-name="Table5.A12" office:value-type="string">
            <text:p text:style-name="P25"/>
          </table:table-cell>
          <table:table-cell table:style-name="Table5.B12" office:value-type="string">
            <text:p text:style-name="P34">Generator</text:p>
          </table:table-cell>
          <table:table-cell table:style-name="Table5.C12" office:value-type="string">
            <text:p text:style-name="P34">Generator</text:p>
          </table:table-cell>
          <table:table-cell table:style-name="Table5.D12" office:value-type="string">
            <text:p text:style-name="P34">Generator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6">Lease Term:</text:p>
          </table:table-cell>
          <table:table-cell table:style-name="Table6.A1" office:value-type="string">
            <text:p text:style-name="P25"/>
          </table:table-cell>
          <table:table-cell table:style-name="Table6.C1" office:value-type="string">
            <text:p text:style-name="P23"/>
          </table:table-cell>
        </table:table-row>
        <table:table-row>
          <table:table-cell table:style-name="Table6.A3" office:value-type="string">
            <text:p text:style-name="P25"/>
          </table:table-cell>
          <table:table-cell table:style-name="Table6.B2" office:value-type="string">
            <text:p text:style-name="P28">Initial Lease:</text:p>
          </table:table-cell>
          <table:table-cell table:style-name="Table6.C2" office:value-type="string">
            <text:p text:style-name="P35">5 years – 1 October 2018 – 30 September 2023</text:p>
          </table:table-cell>
        </table:table-row>
        <table:table-row>
          <table:table-cell table:style-name="Table6.A3" office:value-type="string">
            <text:p text:style-name="P25"/>
          </table:table-cell>
          <table:table-cell table:style-name="Table6.B3" office:value-type="string">
            <text:p text:style-name="P28">Option to extend lease:</text:p>
          </table:table-cell>
          <table:table-cell table:style-name="Table6.C3" office:value-type="string">
            <text:p text:style-name="P35">5 years – 1 October 2025 to 30 September 2030</text:p>
          </table:table-cell>
        </table:table-row>
      </table:table>
      <text:p text:style-name="P10"/>
      <text:p text:style-name="P11">Important Note: This lease proposal is indicative and subject to understanding Tenant’s requirement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10.5pt" officeooo:rsid="001697f1" officeooo:paragraph-rsid="001697f1" style:font-size-asian="9.14999961853027pt" style:font-size-complex="10.5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a" fo:border-bottom="none"/>
      <style:text-properties officeooo:paragraph-rsid="000de54f"/>
    </style:style>
    <style:style style:name="MP3" style:family="paragraph" style:parent-style-name="Footer">
      <style:paragraph-properties fo:text-align="end" style:justify-single-word="false"/>
      <style:text-properties officeooo:paragraph-rsid="000de54f"/>
    </style:style>
    <style:style style:name="MP4" style:family="paragraph" style:parent-style-name="Footer">
      <style:paragraph-properties fo:text-align="end" style:justify-single-word="false"/>
      <style:text-properties fo:font-size="8pt" officeooo:paragraph-rsid="000de54f" style:font-size-asian="8pt" style:font-size-complex="8pt"/>
    </style:style>
    <style:style style:name="MP5" style:family="paragraph" style:parent-style-name="Footer">
      <style:text-properties style:font-name="Ubuntu" fo:font-size="10.5pt" officeooo:rsid="001697f1" style:font-size-asian="9.14999961853027pt" style:font-size-complex="10.5pt"/>
    </style:style>
    <style:style style:name="MT1" style:family="text">
      <style:text-properties fo:color="#e36c0a" fo:font-size="20pt" style:font-size-asian="20pt" style:language-asian="en" style:country-asian="ZA" style:font-size-complex="20pt"/>
    </style:style>
    <style:style style:name="MT2" style:family="text">
      <style:text-properties fo:color="#1f497d" fo:font-size="20pt" style:font-size-asian="20pt" style:language-asian="en" style:country-asian="ZA" style:font-size-complex="20pt"/>
    </style:style>
    <style:style style:name="MT3" style:family="text">
      <style:text-properties fo:color="#948a54" fo:font-size="20pt" style:font-size-asian="20pt" style:language-asian="en" style:country-asian="ZA" style:font-size-complex="20pt"/>
    </style:style>
    <style:style style:name="MT4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 3</text:p>
      </style:footer>
      <style:footer-first>
        <text:p text:style-name="MP2"><text:span text:style-name="MT1">Brickfield</text:span><text:span text:style-name="MT2"> </text:span><text:span text:style-name="MT3">Group</text:span></text:p>
        <text:p text:style-name="MP3"><text:span text:style-name="MT4">Tel</text:span><text:span text:style-name="MT5"> +27 21 830 0790 </text:span><text:span text:style-name="MT4">Fax</text:span><text:span text:style-name="MT5"> +27 86 236 3303</text:span></text:p>
        <text:p text:style-name="MP4">Brickfield Call Centre, 35 Brickfield Road, Woodstock, Cape Town, 7925</text:p>
        <text:p text:style-name="MP4">Private Bag X1, Woodstock, 7915</text:p>
        <text:p text:style-name="MP3"><text:span text:style-name="MT4">Registration number</text:span><text:span text:style-name="MT5"> 2006/022349/07</text:span></text:p>
        <text:p text:style-name="MP3"><text:span text:style-name="MT4">Executive Directors </text:span><text:span text:style-name="MT5">TP Jacobs, RS Gordon</text:span></text:p>
      </style:footer-first>
      <style:footer-left>
        <text:p text:style-name="MP5"><text:s/>Page 2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7:51:07.444706483</meta:creation-date>
    <dc:date>2017-10-09T10:53:15.767495975</dc:date>
    <meta:editing-duration>PT46M29S</meta:editing-duration>
    <meta:editing-cycles>12</meta:editing-cycles>
    <meta:generator>LibreOffice/5.1.4.2$Linux_X86_64 LibreOffice_project/10m0$Build-2</meta:generator>
    <meta:document-statistic meta:table-count="6" meta:image-count="0" meta:object-count="0" meta:page-count="3" meta:paragraph-count="128" meta:word-count="414" meta:character-count="2591" meta:non-whitespace-character-count="2274"/>
  </office:meta>
</office:document-meta>
</file>